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817" officeooo:paragraph-rsid="000a6817"/>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st Document </text:h>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2:34:51.776346080</meta:creation-date>
    <dc:date>2019-04-15T12:37:03.987114946</dc:date>
    <meta:editing-duration>PT18S</meta:editing-duration>
    <meta:editing-cycles>1</meta:editing-cycles>
    <meta:document-statistic meta:table-count="0" meta:image-count="0" meta:object-count="0" meta:page-count="1" meta:paragraph-count="2" meta:word-count="71" meta:character-count="459" meta:non-whitespace-character-count="389"/>
    <meta:generator>LibreOffice/6.0.7.3$Linux_X86_64 LibreOffice_project/00m0$Build-3</meta:generator>
  </office:meta>
</office:document-meta>
</file>